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8.9969" calcext:value-type="float">
            <text:p>78.9969</text:p>
          </table:table-cell>
          <table:table-cell office:value-type="float" office:value="76.2194" calcext:value-type="float">
            <text:p>76.2194</text:p>
          </table:table-cell>
          <table:table-cell/>
          <table:table-cell table:formula="of:=AVERAGE([.D1:.D10])" office:value-type="float" office:value="74.43716" calcext:value-type="float">
            <text:p>74.43716</text:p>
          </table:table-cell>
          <table:table-cell table:formula="of:=STDEV([.D1:.D10])" office:value-type="float" office:value="1.72070024001858" calcext:value-type="float">
            <text:p>1.7207002400185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7.1268" calcext:value-type="float">
            <text:p>77.1268</text:p>
          </table:table-cell>
          <table:table-cell office:value-type="float" office:value="74.2029" calcext:value-type="float">
            <text:p>74.202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7.1268" calcext:value-type="float">
            <text:p>77.1268</text:p>
          </table:table-cell>
          <table:table-cell office:value-type="float" office:value="74.2028" calcext:value-type="float">
            <text:p>74.2028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8.9969" calcext:value-type="float">
            <text:p>78.9969</text:p>
          </table:table-cell>
          <table:table-cell office:value-type="float" office:value="76.2194" calcext:value-type="float">
            <text:p>76.219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3425" calcext:value-type="float">
            <text:p>75.3425</text:p>
          </table:table-cell>
          <table:table-cell office:value-type="float" office:value="72.2931" calcext:value-type="float">
            <text:p>72.293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3424" calcext:value-type="float">
            <text:p>75.3424</text:p>
          </table:table-cell>
          <table:table-cell office:value-type="float" office:value="72.293" calcext:value-type="float">
            <text:p>72.29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9.008" calcext:value-type="float">
            <text:p>79.008</text:p>
          </table:table-cell>
          <table:table-cell office:value-type="float" office:value="76.2161" calcext:value-type="float">
            <text:p>76.216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8.9858" calcext:value-type="float">
            <text:p>78.9858</text:p>
          </table:table-cell>
          <table:table-cell office:value-type="float" office:value="76.2227" calcext:value-type="float">
            <text:p>76.222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3317" calcext:value-type="float">
            <text:p>75.3317</text:p>
          </table:table-cell>
          <table:table-cell office:value-type="float" office:value="72.2961" calcext:value-type="float">
            <text:p>72.296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7.1161" calcext:value-type="float">
            <text:p>77.1161</text:p>
          </table:table-cell>
          <table:table-cell office:value-type="float" office:value="74.2061" calcext:value-type="float">
            <text:p>74.2061</text:p>
          </table:table-cell>
          <table:table-cell/>
          <table:table-cell table:formula="of:=AVERAGE([.D11:.D20])" office:value-type="float" office:value="67.3876" calcext:value-type="float">
            <text:p>67.3876</text:p>
          </table:table-cell>
          <table:table-cell table:formula="of:=STDEV([.D11:.D20])" office:value-type="float" office:value="1.85851479472783" calcext:value-type="float">
            <text:p>1.8585147947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8411" calcext:value-type="float">
            <text:p>71.8411</text:p>
          </table:table-cell>
          <table:table-cell office:value-type="float" office:value="69.3153" calcext:value-type="float">
            <text:p>69.31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9.7727" calcext:value-type="float">
            <text:p>69.7727</text:p>
          </table:table-cell>
          <table:table-cell office:value-type="float" office:value="67.1275" calcext:value-type="float">
            <text:p>67.1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9.7727" calcext:value-type="float">
            <text:p>69.7727</text:p>
          </table:table-cell>
          <table:table-cell office:value-type="float" office:value="67.1274" calcext:value-type="float">
            <text:p>67.12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8412" calcext:value-type="float">
            <text:p>71.8412</text:p>
          </table:table-cell>
          <table:table-cell office:value-type="float" office:value="69.3153" calcext:value-type="float">
            <text:p>69.31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7.8209" calcext:value-type="float">
            <text:p>67.8209</text:p>
          </table:table-cell>
          <table:table-cell office:value-type="float" office:value="65.0759" calcext:value-type="float">
            <text:p>65.07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7.8208" calcext:value-type="float">
            <text:p>67.8208</text:p>
          </table:table-cell>
          <table:table-cell office:value-type="float" office:value="65.0758" calcext:value-type="float">
            <text:p>65.07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8515" calcext:value-type="float">
            <text:p>71.8515</text:p>
          </table:table-cell>
          <table:table-cell office:value-type="float" office:value="69.3125" calcext:value-type="float">
            <text:p>69.3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8308" calcext:value-type="float">
            <text:p>71.8308</text:p>
          </table:table-cell>
          <table:table-cell office:value-type="float" office:value="69.318" calcext:value-type="float">
            <text:p>69.3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7.8109" calcext:value-type="float">
            <text:p>67.8109</text:p>
          </table:table-cell>
          <table:table-cell office:value-type="float" office:value="65.0783" calcext:value-type="float">
            <text:p>65.07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9.7626" calcext:value-type="float">
            <text:p>69.7626</text:p>
          </table:table-cell>
          <table:table-cell office:value-type="float" office:value="67.13" calcext:value-type="float">
            <text:p>67.1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5.6478" calcext:value-type="float">
            <text:p>65.6478</text:p>
          </table:table-cell>
          <table:table-cell office:value-type="float" office:value="63.558" calcext:value-type="float">
            <text:p>63.558</text:p>
          </table:table-cell>
          <table:table-cell/>
          <table:table-cell table:formula="of:=AVERAGE([.D21:.D30])" office:value-type="float" office:value="61.99816" calcext:value-type="float">
            <text:p>61.99816</text:p>
          </table:table-cell>
          <table:table-cell table:formula="of:=STDEV([.D21:.D30])" office:value-type="float" office:value="1.81634539250906" calcext:value-type="float">
            <text:p>1.816345392509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3.3929" calcext:value-type="float">
            <text:p>63.3929</text:p>
          </table:table-cell>
          <table:table-cell office:value-type="float" office:value="61.2839" calcext:value-type="float">
            <text:p>61.283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5.6536" calcext:value-type="float">
            <text:p>65.6536</text:p>
          </table:table-cell>
          <table:table-cell office:value-type="float" office:value="63.5557" calcext:value-type="float">
            <text:p>63.555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5.6479" calcext:value-type="float">
            <text:p>65.6479</text:p>
          </table:table-cell>
          <table:table-cell office:value-type="float" office:value="63.558" calcext:value-type="float">
            <text:p>63.558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1.2883" calcext:value-type="float">
            <text:p>61.2883</text:p>
          </table:table-cell>
          <table:table-cell office:value-type="float" office:value="59.1689" calcext:value-type="float">
            <text:p>59.168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1.2883" calcext:value-type="float">
            <text:p>61.2883</text:p>
          </table:table-cell>
          <table:table-cell office:value-type="float" office:value="59.1689" calcext:value-type="float">
            <text:p>59.168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5.6536" calcext:value-type="float">
            <text:p>65.6536</text:p>
          </table:table-cell>
          <table:table-cell office:value-type="float" office:value="63.5557" calcext:value-type="float">
            <text:p>63.555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5.6422" calcext:value-type="float">
            <text:p>65.6422</text:p>
          </table:table-cell>
          <table:table-cell office:value-type="float" office:value="63.5603" calcext:value-type="float">
            <text:p>63.560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3.3874" calcext:value-type="float">
            <text:p>63.3874</text:p>
          </table:table-cell>
          <table:table-cell office:value-type="float" office:value="61.2861" calcext:value-type="float">
            <text:p>61.286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3.3874" calcext:value-type="float">
            <text:p>63.3874</text:p>
          </table:table-cell>
          <table:table-cell office:value-type="float" office:value="61.2861" calcext:value-type="float">
            <text:p>61.28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0.6134" calcext:value-type="float">
            <text:p>60.6134</text:p>
          </table:table-cell>
          <table:table-cell office:value-type="float" office:value="58.6838" calcext:value-type="float">
            <text:p>58.6838</text:p>
          </table:table-cell>
          <table:table-cell/>
          <table:table-cell table:formula="of:=AVERAGE([.D31:.D40])" office:value-type="float" office:value="57.10397" calcext:value-type="float">
            <text:p>57.10397</text:p>
          </table:table-cell>
          <table:table-cell table:formula="of:=STDEV([.D31:.D40])" office:value-type="float" office:value="1.83800420266114" calcext:value-type="float">
            <text:p>1.83800420266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8.3164" calcext:value-type="float">
            <text:p>58.3164</text:p>
          </table:table-cell>
          <table:table-cell office:value-type="float" office:value="56.3763" calcext:value-type="float">
            <text:p>56.37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0.6188" calcext:value-type="float">
            <text:p>60.6188</text:p>
          </table:table-cell>
          <table:table-cell office:value-type="float" office:value="58.6819" calcext:value-type="float">
            <text:p>58.68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0.6134" calcext:value-type="float">
            <text:p>60.6134</text:p>
          </table:table-cell>
          <table:table-cell office:value-type="float" office:value="58.6838" calcext:value-type="float">
            <text:p>58.68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1881" calcext:value-type="float">
            <text:p>56.1881</text:p>
          </table:table-cell>
          <table:table-cell office:value-type="float" office:value="54.245" calcext:value-type="float">
            <text:p>54.2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1881" calcext:value-type="float">
            <text:p>56.1881</text:p>
          </table:table-cell>
          <table:table-cell office:value-type="float" office:value="54.245" calcext:value-type="float">
            <text:p>54.2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0.6188" calcext:value-type="float">
            <text:p>60.6188</text:p>
          </table:table-cell>
          <table:table-cell office:value-type="float" office:value="58.6819" calcext:value-type="float">
            <text:p>58.68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60.608" calcext:value-type="float">
            <text:p>60.608</text:p>
          </table:table-cell>
          <table:table-cell office:value-type="float" office:value="58.6858" calcext:value-type="float">
            <text:p>58.68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8.3112" calcext:value-type="float">
            <text:p>58.3112</text:p>
          </table:table-cell>
          <table:table-cell office:value-type="float" office:value="56.3781" calcext:value-type="float">
            <text:p>56.37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8.3112" calcext:value-type="float">
            <text:p>58.3112</text:p>
          </table:table-cell>
          <table:table-cell office:value-type="float" office:value="56.3781" calcext:value-type="float">
            <text:p>56.3781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2961" calcext:value-type="float">
            <text:p>56.2961</text:p>
          </table:table-cell>
          <table:table-cell office:value-type="float" office:value="54.504" calcext:value-type="float">
            <text:p>54.504</text:p>
          </table:table-cell>
          <table:table-cell/>
          <table:table-cell table:formula="of:=AVERAGE([.D41:.D50])" office:value-type="float" office:value="52.9266" calcext:value-type="float">
            <text:p>52.9266</text:p>
          </table:table-cell>
          <table:table-cell table:formula="of:=STDEV([.D41:.D50])" office:value-type="float" office:value="1.83371674415046" calcext:value-type="float">
            <text:p>1.833716744150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3.9927" calcext:value-type="float">
            <text:p>53.9927</text:p>
          </table:table-cell>
          <table:table-cell office:value-type="float" office:value="52.1964" calcext:value-type="float">
            <text:p>52.196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3013" calcext:value-type="float">
            <text:p>56.3013</text:p>
          </table:table-cell>
          <table:table-cell office:value-type="float" office:value="54.5023" calcext:value-type="float">
            <text:p>54.5023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2961" calcext:value-type="float">
            <text:p>56.2961</text:p>
          </table:table-cell>
          <table:table-cell office:value-type="float" office:value="54.504" calcext:value-type="float">
            <text:p>54.50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1.8715" calcext:value-type="float">
            <text:p>51.8715</text:p>
          </table:table-cell>
          <table:table-cell office:value-type="float" office:value="50.0777" calcext:value-type="float">
            <text:p>50.0777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1.8715" calcext:value-type="float">
            <text:p>51.8715</text:p>
          </table:table-cell>
          <table:table-cell office:value-type="float" office:value="50.0777" calcext:value-type="float">
            <text:p>50.0777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3013" calcext:value-type="float">
            <text:p>56.3013</text:p>
          </table:table-cell>
          <table:table-cell office:value-type="float" office:value="54.5023" calcext:value-type="float">
            <text:p>54.5023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6.2909" calcext:value-type="float">
            <text:p>56.2909</text:p>
          </table:table-cell>
          <table:table-cell office:value-type="float" office:value="54.5056" calcext:value-type="float">
            <text:p>54.505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3.9877" calcext:value-type="float">
            <text:p>53.9877</text:p>
          </table:table-cell>
          <table:table-cell office:value-type="float" office:value="52.198" calcext:value-type="float">
            <text:p>52.19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3.9877" calcext:value-type="float">
            <text:p>53.9877</text:p>
          </table:table-cell>
          <table:table-cell office:value-type="float" office:value="52.198" calcext:value-type="float">
            <text:p>52.1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2.5529" calcext:value-type="float">
            <text:p>52.5529</text:p>
          </table:table-cell>
          <table:table-cell office:value-type="float" office:value="50.88" calcext:value-type="float">
            <text:p>50.88</text:p>
          </table:table-cell>
          <table:table-cell/>
          <table:table-cell table:formula="of:=AVERAGE([.D51:.D60])" office:value-type="float" office:value="49.31917" calcext:value-type="float">
            <text:p>49.31917</text:p>
          </table:table-cell>
          <table:table-cell table:formula="of:=STDEV([.D51:.D60])" office:value-type="float" office:value="1.81323353159793" calcext:value-type="float">
            <text:p>1.81323353159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0.2658" calcext:value-type="float">
            <text:p>50.2658</text:p>
          </table:table-cell>
          <table:table-cell office:value-type="float" office:value="48.5936" calcext:value-type="float">
            <text:p>48.59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2.5579" calcext:value-type="float">
            <text:p>52.5579</text:p>
          </table:table-cell>
          <table:table-cell office:value-type="float" office:value="50.8785" calcext:value-type="float">
            <text:p>50.87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2.5529" calcext:value-type="float">
            <text:p>52.5529</text:p>
          </table:table-cell>
          <table:table-cell office:value-type="float" office:value="50.8799" calcext:value-type="float">
            <text:p>50.87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8.1709" calcext:value-type="float">
            <text:p>48.1709</text:p>
          </table:table-cell>
          <table:table-cell office:value-type="float" office:value="46.505" calcext:value-type="float">
            <text:p>46.5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8.1708" calcext:value-type="float">
            <text:p>48.1708</text:p>
          </table:table-cell>
          <table:table-cell office:value-type="float" office:value="46.505" calcext:value-type="float">
            <text:p>46.5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2.5579" calcext:value-type="float">
            <text:p>52.5579</text:p>
          </table:table-cell>
          <table:table-cell office:value-type="float" office:value="50.8785" calcext:value-type="float">
            <text:p>50.87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2.548" calcext:value-type="float">
            <text:p>52.548</text:p>
          </table:table-cell>
          <table:table-cell office:value-type="float" office:value="50.8814" calcext:value-type="float">
            <text:p>50.88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0.2611" calcext:value-type="float">
            <text:p>50.2611</text:p>
          </table:table-cell>
          <table:table-cell office:value-type="float" office:value="48.5949" calcext:value-type="float">
            <text:p>48.59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50.2611" calcext:value-type="float">
            <text:p>50.2611</text:p>
          </table:table-cell>
          <table:table-cell office:value-type="float" office:value="48.5949" calcext:value-type="float">
            <text:p>48.5949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9.2765" calcext:value-type="float">
            <text:p>49.2765</text:p>
          </table:table-cell>
          <table:table-cell office:value-type="float" office:value="47.7078" calcext:value-type="float">
            <text:p>47.7078</text:p>
          </table:table-cell>
          <table:table-cell/>
          <table:table-cell table:formula="of:=AVERAGE([.D61:.D70])" office:value-type="float" office:value="46.17245" calcext:value-type="float">
            <text:p>46.17245</text:p>
          </table:table-cell>
          <table:table-cell table:formula="of:=STDEV([.D61:.D70])" office:value-type="float" office:value="1.78266757432662" calcext:value-type="float">
            <text:p>1.7826675743266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7.0203" calcext:value-type="float">
            <text:p>47.0203</text:p>
          </table:table-cell>
          <table:table-cell office:value-type="float" office:value="45.456" calcext:value-type="float">
            <text:p>45.45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9.2812" calcext:value-type="float">
            <text:p>49.2812</text:p>
          </table:table-cell>
          <table:table-cell office:value-type="float" office:value="47.7065" calcext:value-type="float">
            <text:p>47.706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9.2765" calcext:value-type="float">
            <text:p>49.2765</text:p>
          </table:table-cell>
          <table:table-cell office:value-type="float" office:value="47.7078" calcext:value-type="float">
            <text:p>47.7078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4.9631" calcext:value-type="float">
            <text:p>44.9631</text:p>
          </table:table-cell>
          <table:table-cell office:value-type="float" office:value="43.4082" calcext:value-type="float">
            <text:p>43.408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4.9631" calcext:value-type="float">
            <text:p>44.9631</text:p>
          </table:table-cell>
          <table:table-cell office:value-type="float" office:value="43.4082" calcext:value-type="float">
            <text:p>43.408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9.2812" calcext:value-type="float">
            <text:p>49.2812</text:p>
          </table:table-cell>
          <table:table-cell office:value-type="float" office:value="47.7065" calcext:value-type="float">
            <text:p>47.706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9.2718" calcext:value-type="float">
            <text:p>49.2718</text:p>
          </table:table-cell>
          <table:table-cell office:value-type="float" office:value="47.7091" calcext:value-type="float">
            <text:p>47.709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7.0157" calcext:value-type="float">
            <text:p>47.0157</text:p>
          </table:table-cell>
          <table:table-cell office:value-type="float" office:value="45.4572" calcext:value-type="float">
            <text:p>45.457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7.0157" calcext:value-type="float">
            <text:p>47.0157</text:p>
          </table:table-cell>
          <table:table-cell office:value-type="float" office:value="45.4572" calcext:value-type="float">
            <text:p>45.45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6.3846" calcext:value-type="float">
            <text:p>46.3846</text:p>
          </table:table-cell>
          <table:table-cell office:value-type="float" office:value="44.908" calcext:value-type="float">
            <text:p>44.908</text:p>
          </table:table-cell>
          <table:table-cell/>
          <table:table-cell table:formula="of:=AVERAGE([.D71:.D80])" office:value-type="float" office:value="43.40339" calcext:value-type="float">
            <text:p>43.40339</text:p>
          </table:table-cell>
          <table:table-cell table:formula="of:=STDEV([.D71:.D80])" office:value-type="float" office:value="1.7461036022782" calcext:value-type="float">
            <text:p>1.7461036022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4.1684" calcext:value-type="float">
            <text:p>44.1684</text:p>
          </table:table-cell>
          <table:table-cell office:value-type="float" office:value="42.699" calcext:value-type="float">
            <text:p>42.6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6.3891" calcext:value-type="float">
            <text:p>46.3891</text:p>
          </table:table-cell>
          <table:table-cell office:value-type="float" office:value="44.9069" calcext:value-type="float">
            <text:p>44.90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6.3846" calcext:value-type="float">
            <text:p>46.3846</text:p>
          </table:table-cell>
          <table:table-cell office:value-type="float" office:value="44.908" calcext:value-type="float">
            <text:p>44.9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2.1558" calcext:value-type="float">
            <text:p>42.1558</text:p>
          </table:table-cell>
          <table:table-cell office:value-type="float" office:value="40.698" calcext:value-type="float">
            <text:p>40.6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2.1558" calcext:value-type="float">
            <text:p>42.1558</text:p>
          </table:table-cell>
          <table:table-cell office:value-type="float" office:value="40.698" calcext:value-type="float">
            <text:p>40.6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6.3891" calcext:value-type="float">
            <text:p>46.3891</text:p>
          </table:table-cell>
          <table:table-cell office:value-type="float" office:value="44.9069" calcext:value-type="float">
            <text:p>44.90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6.3801" calcext:value-type="float">
            <text:p>46.3801</text:p>
          </table:table-cell>
          <table:table-cell office:value-type="float" office:value="44.9091" calcext:value-type="float">
            <text:p>44.90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4.1641" calcext:value-type="float">
            <text:p>44.1641</text:p>
          </table:table-cell>
          <table:table-cell office:value-type="float" office:value="42.7" calcext:value-type="float">
            <text:p>42.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44.1641" calcext:value-type="float">
            <text:p>44.1641</text:p>
          </table:table-cell>
          <table:table-cell office:value-type="float" office:value="42.7" calcext:value-type="float">
            <text:p>42.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2493" calcext:value-type="float">
            <text:p>75.2493</text:p>
          </table:table-cell>
          <table:table-cell office:value-type="float" office:value="72.6036" calcext:value-type="float">
            <text:p>72.6036</text:p>
          </table:table-cell>
          <table:table-cell/>
          <table:table-cell table:formula="of:=AVERAGE([.D82:.D91])" office:value-type="float" office:value="70.73687" calcext:value-type="float">
            <text:p>70.73687</text:p>
          </table:table-cell>
          <table:table-cell table:formula="of:=STDEV([.D82:.D91])" office:value-type="float" office:value="1.80094737726194" calcext:value-type="float">
            <text:p>1.8009473772619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3.2657" calcext:value-type="float">
            <text:p>73.2657</text:p>
          </table:table-cell>
          <table:table-cell office:value-type="float" office:value="70.4881" calcext:value-type="float">
            <text:p>70.4881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3.2656" calcext:value-type="float">
            <text:p>73.2656</text:p>
          </table:table-cell>
          <table:table-cell office:value-type="float" office:value="70.488" calcext:value-type="float">
            <text:p>70.488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2493" calcext:value-type="float">
            <text:p>75.2493</text:p>
          </table:table-cell>
          <table:table-cell office:value-type="float" office:value="72.6036" calcext:value-type="float">
            <text:p>72.6036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68.4949" calcext:value-type="float">
            <text:p>68.4949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384" calcext:value-type="float">
            <text:p>71.384</text:p>
          </table:table-cell>
          <table:table-cell office:value-type="float" office:value="68.4948" calcext:value-type="float">
            <text:p>68.4948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26" calcext:value-type="float">
            <text:p>75.26</text:p>
          </table:table-cell>
          <table:table-cell office:value-type="float" office:value="72.6006" calcext:value-type="float">
            <text:p>72.6006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5.2386" calcext:value-type="float">
            <text:p>75.2386</text:p>
          </table:table-cell>
          <table:table-cell office:value-type="float" office:value="72.6066" calcext:value-type="float">
            <text:p>72.6066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1.3737" calcext:value-type="float">
            <text:p>71.3737</text:p>
          </table:table-cell>
          <table:table-cell office:value-type="float" office:value="68.4976" calcext:value-type="float">
            <text:p>68.4976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3.2552" calcext:value-type="float">
            <text:p>73.2552</text:p>
          </table:table-cell>
          <table:table-cell office:value-type="float" office:value="70.4909" calcext:value-type="float">
            <text:p>70.4909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3.1373" calcext:value-type="float">
            <text:p>83.1373</text:p>
          </table:table-cell>
          <table:table-cell office:value-type="float" office:value="80.2143" calcext:value-type="float">
            <text:p>80.2143</text:p>
          </table:table-cell>
          <table:table-cell/>
          <table:table-cell table:formula="of:=AVERAGE([.D92:.D101])" office:value-type="float" office:value="78.54686" calcext:value-type="float">
            <text:p>78.54686</text:p>
          </table:table-cell>
          <table:table-cell table:formula="of:=STDEV([.D92:.D101])" office:value-type="float" office:value="1.61114011336348" calcext:value-type="float">
            <text:p>1.6111401133634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1.4176" calcext:value-type="float">
            <text:p>81.4176</text:p>
          </table:table-cell>
          <table:table-cell office:value-type="float" office:value="78.331" calcext:value-type="float">
            <text:p>78.331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1.4176" calcext:value-type="float">
            <text:p>81.4176</text:p>
          </table:table-cell>
          <table:table-cell office:value-type="float" office:value="78.3309" calcext:value-type="float">
            <text:p>78.3309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3.1373" calcext:value-type="float">
            <text:p>83.1373</text:p>
          </table:table-cell>
          <table:table-cell office:value-type="float" office:value="80.2143" calcext:value-type="float">
            <text:p>80.214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9.7657" calcext:value-type="float">
            <text:p>79.7657</text:p>
          </table:table-cell>
          <table:table-cell office:value-type="float" office:value="76.5373" calcext:value-type="float">
            <text:p>76.537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9.7656" calcext:value-type="float">
            <text:p>79.7656</text:p>
          </table:table-cell>
          <table:table-cell office:value-type="float" office:value="76.5371" calcext:value-type="float">
            <text:p>76.5371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3.1488" calcext:value-type="float">
            <text:p>83.1488</text:p>
          </table:table-cell>
          <table:table-cell office:value-type="float" office:value="80.2106" calcext:value-type="float">
            <text:p>80.2106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3.1259" calcext:value-type="float">
            <text:p>83.1259</text:p>
          </table:table-cell>
          <table:table-cell office:value-type="float" office:value="80.2179" calcext:value-type="float">
            <text:p>80.2179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9.7544" calcext:value-type="float">
            <text:p>79.7544</text:p>
          </table:table-cell>
          <table:table-cell office:value-type="float" office:value="76.5406" calcext:value-type="float">
            <text:p>76.5406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1.4065" calcext:value-type="float">
            <text:p>81.4065</text:p>
          </table:table-cell>
          <table:table-cell office:value-type="float" office:value="78.3346" calcext:value-type="float">
            <text:p>78.33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2:29:47.726339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52:57.045563158</meta:creation-date>
    <meta:generator>LibreOffice/6.0.7.3$Linux_X86_64 LibreOffice_project/00m0$Build-3</meta:generator>
    <dc:date>2019-02-25T00:21:59.463533670</dc:date>
    <meta:editing-duration>PT3H35M3S</meta:editing-duration>
    <meta:editing-cycles>2</meta:editing-cycles>
    <meta:document-statistic meta:table-count="1" meta:cell-count="420" meta:object-count="0"/>
  </office:meta>
</office:document-meta>
</file>